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5000000185475A9DE6FC40BA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573000000597E1144B829BBA52C.png" manifest:media-type="image/png"/>
  <manifest:file-entry manifest:full-path="Pictures/10000201000004FB00000673981A6235EE5A468B.png" manifest:media-type="image/png"/>
  <manifest:file-entry manifest:full-path="Pictures/100002010000049F000001A92B804551CE835E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347in" fo:margin-left="0.5861in" table:align="left" style:writing-mode="lr-tb"/>
    </style:style>
    <style:style style:name="Table1.A" style:family="table-column">
      <style:table-column-properties style:column-width="7.4347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background-color="#dddddd">
        <style:background-image/>
      </style:table-row-properties>
    </style:style>
    <style:style style:name="Table1.A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master-page-name="">
      <loext:graphic-properties draw:fill="bitmap" draw:fill-color="#729fcf" draw:fill-image-name="banner" style:repeat="stretch"/>
      <style:paragraph-properties fo:margin-left="0.5in" fo:margin-right="0.5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tab-stops>
          <style:tab-stop style:position="7.5583in"/>
        </style:tab-stops>
        <style:background-image xlink:href="Pictures/100002010000049F000001A92B804551CE835E74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36522e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officeooo:paragraph-rsid="0036522e" style:font-size-asian="11pt" style:font-size-complex="11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officeooo:paragraph-rsid="0036522e" style:font-size-asian="11pt" style:font-size-complex="11pt" fo:hyphenate="true" fo:hyphenation-remain-char-count="2" fo:hyphenation-push-char-count="2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b722d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Text_20_body" style:list-style-name="L1">
      <style:text-properties officeooo:rsid="00326896"/>
    </style:style>
    <style:style style:name="P10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paragraph-rsid="0036522e" style:text-blinking="false" fo:background-color="transparent" style:font-size-asian="11pt" style:font-size-complex="11pt" fo:hyphenate="true" fo:hyphenation-remain-char-count="2" fo:hyphenation-push-char-count="2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Heading_20_3">
      <style:text-properties fo:font-style="normal" officeooo:paragraph-rsid="002b722d" style:font-style-asian="normal" style:font-style-complex="normal"/>
    </style:style>
    <style:style style:name="P13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cd9a3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d9a3" style:text-blinking="false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d9a3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style:text-blinking="false" fo:background-color="transparent" loext:char-shading-value="0"/>
    </style:style>
    <style:style style:name="T11" style:family="text">
      <style:text-properties fo:font-variant="normal" fo:text-transform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font-weight="bold" officeooo:rsid="002cd9a3" style:text-blinking="false" fo:background-color="transparent" loext:char-shading-value="0" style:font-weight-asian="bold" style:font-weight-complex="bold"/>
    </style:style>
    <style:style style:name="T13" style:family="text">
      <style:text-properties officeooo:rsid="002cd9a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cd9a3" style:font-weight-asian="bold" style:font-weight-complex="bold"/>
    </style:style>
    <style:style style:name="T16" style:family="text">
      <style:text-properties fo:color="#ffffff" fo:font-style="italic" style:font-style-asian="italic" style:font-style-complex="italic"/>
    </style:style>
    <style:style style:name="T17" style:family="text">
      <style:text-properties fo:color="#ffffff" fo:font-style="italic" officeooo:rsid="002d4b32" style:font-style-asian="italic" style:font-style-complex="italic"/>
    </style:style>
    <style:style style:name="T18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ffffff" fo:font-style="italic" fo:font-weight="bold" officeooo:rsid="002e8d02" style:font-style-asian="italic" style:font-weight-asian="bold" style:font-style-complex="italic" style:font-weight-complex="bold"/>
    </style:style>
    <style:style style:name="T20" style:family="text">
      <style:text-properties officeooo:rsid="00365ef7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<text:bookmark text:name="docs-internal-guid-d7300844-7fff-5368-732d-31ab65cb18f3"/>ПОПЫТКИ</text:h>
      <text:p text:style-name="P4">Всё, что не может быть простым успехом/провалом является <text:span text:style-name="T4">попыткой</text:span>, а не <text:span text:style-name="T4">проверкой</text:span>. <text:span text:style-name="T3">Попытка</text:span> - такой тип броска, после успеха которого нужно совершить бросок <text:span text:style-name="T4">усилия</text:span>. Близкий пример из других игр - атака и урон. Каждый игрок знает, что это: делай бросок атаки, а затем урона! <text:span text:style-name="T3">Попытки</text:span> и <text:span text:style-name="T3">усилия</text:span> выглядят похоже, отличие состоит в том, что это используется для любых видов действий, а не только для победы над врагами.</text:p>
      <text:p text:style-name="P5"><text:span text:style-name="T5">Делая бросок </text:span><text:span text:style-name="T9">попытки</text:span><text:span text:style-name="T5">, используй </text:span><text:span text:style-name="T7">D20</text:span><text:span text:style-name="T5"> и любую подходящую под ситуацию </text:span><text:span text:style-name="T8">характеристику</text:span><text:span text:style-name="T5">. </text:span><text:span text:style-name="T9">Трофеи</text:span><text:span text:style-name="T5"> также могут давать бонусы к проверкам </text:span><text:span text:style-name="T8">попытки</text:span><text:span text:style-name="T5"> или </text:span><text:span text:style-name="T9">усилия</text:span><text:span text:style-name="T5">.Кость проверки </text:span><text:span text:style-name="T6">усилия</text:span><text:span text:style-name="T5"> варьируется от </text:span><text:span text:style-name="T7">D4</text:span><text:span text:style-name="T5"> до </text:span><text:span text:style-name="T7">D12</text:span><text:span text:style-name="T5"> в зависимости от контекста. Например, атака в ближнем бою может использовать </text:span><text:span text:style-name="T8">усилие оружием</text:span><text:span text:style-name="T5"> (</text:span><text:span text:style-name="T7">D6</text:span><text:span text:style-name="T5">) или </text:span><text:span text:style-name="T9">м</text:span><text:span text:style-name="T8">агическое усилие</text:span><text:span text:style-name="T5"> (</text:span><text:span text:style-name="T7">D8</text:span><text:span text:style-name="T5">) в зависимости от используемого оружия, безоружная же атака использует </text:span><text:span text:style-name="T8">базовое усилие</text:span><text:span text:style-name="T5"> (</text:span><text:span text:style-name="T7">D4</text:span><text:span text:style-name="T5">). Похожим образом работают всё остальное! Если у меня есть Магические Ботинки для Лазания, и я делаю бросок усилия в попытках забраться по скале - усилие должно быть </text:span><text:span text:style-name="T8">магическим</text:span><text:span text:style-name="T5">! Если скала имеет 1 сердце, тогда мне нужно 10 очков </text:span><text:span text:style-name="T8">усилий</text:span><text:span text:style-name="T5">, чтобы достигнуть вершины. Набрать 10 очков при помощи </text:span><text:span text:style-name="T7">D8</text:span><text:span text:style-name="T5"> быстрее и проще, чем в обычной обуви, которая использует </text:span><text:span text:style-name="T8">базовое усилие</text:span><text:span text:style-name="T5">. </text:span></text:p>
      <text:p text:style-name="P10"/>
      <text:p text:style-name="P6"><text:span text:style-name="T5">Если при броске </text:span><text:span text:style-name="T6">попытки</text:span><text:span text:style-name="T5"> на </text:span><text:span text:style-name="T7">D20</text:span><text:span text:style-name="T5"> выпадает </text:span><text:span text:style-name="T7">20</text:span><text:span text:style-name="T5"> - делай обычный бросок </text:span><text:span text:style-name="T6">усилия</text:span><text:span text:style-name="T5"> и добавляй </text:span><text:span text:style-name="T7">D12</text:span><text:span text:style-name="T5"> </text:span><text:span text:style-name="T9">предельного усилия</text:span><text:span text:style-name="T5">! Это ощутимо ускорит процесс. </text:span></text:p>
      <text:p text:style-name="P10"/>
      <text:h text:style-name="P12" text:outline-level="3">ОБЫЧНЫЕ ПОПЫТКИ</text:h>
      <text:p text:style-name="P7"><draw:frame draw:style-name="fr3" draw:name="Image1" text:anchor-type="as-char" svg:width="7.6244in" svg:height="0.0799in" draw:z-index="1"><draw:image xlink:href="Pictures/10000201000004B5000000185475A9DE6FC40BA7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bookmark text:name="docs-internal-guid-85e08649-7fff-84a1-a078-401509e510aa"/><text:span text:style-name="T12">Сила (</text:span><text:span text:style-name="T11">СИЛ</text:span><text:span text:style-name="T12">)</text:span><text:span text:style-name="T11">:</text:span><text:span text:style-name="T10"> Атаковать врага мечом, согнуть прутья решётки, пробить стену, заблокировать шлюз, срубить дерево, силой открыть сундук.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15">Ловкость (</text:span><text:span text:style-name="T14">ЛОВ</text:span><text:span text:style-name="T15">)</text:span><text:span text:style-name="T14">:</text:span> стрелять из бластера, взобраться по <text:span text:style-name="T20">верёвке</text:span>, копаться в мелком механизме, открыть отмычкой запертый сундук</text:p>
          </table:table-cell>
        </table:table-row>
        <table:table-row>
          <table:table-cell table:style-name="Table1.A1" office:value-type="string">
            <text:p text:style-name="P8"><text:span text:style-name="T15">Телосложение (</text:span><text:span text:style-name="T14">ТЕЛ</text:span><text:span text:style-name="T15">)</text:span><text:span text:style-name="T14">:</text:span> Бонус от ТЕЛ используется при <text:span text:style-name="T4">во</text:span><text:span text:style-name="T3">сстановлении</text:span> (стр. <text:span text:style-name="T13">16</text:span>)</text:p>
          </table:table-cell>
        </table:table-row>
        <table:table-row>
          <table:table-cell table:style-name="Table1.A4" office:value-type="string">
            <text:p text:style-name="P8"><text:span text:style-name="T15">Интеллект (</text:span><text:span text:style-name="T14">ИНТ</text:span><text:span text:style-name="T15">)</text:span><text:span text:style-name="T14">: </text:span>Произнести заклинание, расшифровать надпись, понять принцип работы замка, научиться пилотировать космический корабль, по архитектурным особенностям догадаться о наличии здесь скрытого помещения</text:p>
          </table:table-cell>
        </table:table-row>
        <table:table-row>
          <table:table-cell table:style-name="Table1.A1" office:value-type="string">
            <text:p text:style-name="P8"><text:span text:style-name="T15">Мудрость (</text:span><text:span text:style-name="T14">МУД</text:span><text:span text:style-name="T15">)</text:span><text:span text:style-name="T14">: </text:span>применить божественные или природные силы, тренировать животное, вылечить союзника, идти по следу дикого зверя</text:p>
          </table:table-cell>
        </table:table-row>
        <table:table-row>
          <table:table-cell table:style-name="Table1.A4" office:value-type="string">
            <text:p text:style-name="P8"><text:span text:style-name="T15">Харизма (</text:span><text:span text:style-name="T14">ХАР</text:span><text:span text:style-name="T15">)</text:span><text:span text:style-name="T14">:</text:span> Заработать доверие батальона, вдохновить союзников, наполнить страхом сердца врагов, подружится с новым знакомым</text:p>
          </table:table-cell>
        </table:table-row>
      </table:table>
      <text:p text:style-name="P3"><text:bookmark text:name="docs-internal-guid-0c01baaa-7fff-dfc5-1d7e-3d6a50713d26"/><text:line-break/> <text:s text:c="8"/><text:span text:style-name="T18">Джефф</text:span><text:span text:style-name="T16">: Я добираюсь до алтаря и пытаюсь прочесть странные символы.<text:line-break/> <text:s text:c="8"/></text:span><text:span text:style-name="T19">Ведущий</text:span><text:span text:style-name="T16">: Здесь темно и мрачно. Сейчас Цель 12. Сделай проверку ИНТ<text:line-break/> <text:s text:c="9"/></text:span><text:span text:style-name="T18">Джефф</text:span><text:span text:style-name="T16">: Окей, я получил 11 на D20 <text:s/>и мой ИНТ+2, итого 13! Я сделал это.<text:line-break/> <text:s text:c="9"/></text:span><text:span text:style-name="T19">Ведущий</text:span><text:span text:style-name="T16">: Ты начал расшифровывать руны, но их здесь много. Бросай усилие. <text:line-break/> <text:s text:c="10"/></text:span><text:span text:style-name="T18">Джефф</text:span><text:span text:style-name="T16">: Магия мне здесь не поможет, только Базовое усилие. У меня +1, а на броске 3, итого <text:s text:c="14"/>. <text:s text:c="9"/>4</text:span><text:span text:style-name="T17"> </text:span><text:span text:style-name="T16">усилия на перевод.<text:line-break/> <text:s text:c="10"/></text:span><text:span text:style-name="T19">Ведущий</text:span><text:span text:style-name="T16">: Ты разобрал несколько слов, включая «Король» и «Демон», но ты только на полпути <text:s text:c="9"/>. <text:s text:c="9"/>к пониманию. Рейна, что ты делаешь?<text:line-break/> <text:s text:c="10"/></text:span><text:span text:style-name="T18">Аманда</text:span><text:span text:style-name="T16">: Я помогаю ему. Такой же бросок, БУМ! Чистое 20! Тогда D4 за мой базовый ум, это 3, и <text:s text:c="11"/>.</text:span><text:span text:style-name="T17"> <text:s text:c="9"/></text:span><text:span text:style-name="T16">D12 за критический успех, это 11!<text:line-break/> <text:s text:c="10"/></text:span><text:span text:style-name="T19">Ведущий</text:span><text:span text:style-name="T16">: Общее усилие 18! Это была задача всего на 1 сердце. Работая вместе, вы смогли <text:s text:c="36"/></text:span><text:span text:style-name="T17">. <text:s text:c="8"/></text:span><text:span text:style-name="T16"><text:s/></text:span><text:span text:style-name="T17">р</text:span><text:span text:style-name="T16">асшифров</text:span><text:span text:style-name="T17">ать </text:span><text:span text:style-name="T16">письмена полностью. Текст звучит как: «Тот, кто прочтёт стихотворение <text:s text:c="10"/>. <text:s text:c="2"/>. <text:s text:c="8"/>Короля Демонов, умрёт в бреду!»</text:span><text:line-break/></text:p>
      <text:p text:style-name="P2"/>
      <text:p text:style-name="Text_20_body"/>
      <text:list xml:id="list2524007403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0" draw:display-name="10" xlink:href="Pictures/10000201000004FB00000673981A6235EE5A468B.png" xlink:type="simple" xlink:show="embed" xlink:actuate="onLoad"/>
    <draw:fill-image draw:name="banner" xlink:href="Pictures/100002010000049F000001A92B804551CE835E74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981A6235EE5A468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ИПЫ ПОПЫТ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53:48.634385507</dc:date>
    <meta:editing-duration>PT50M40S</meta:editing-duration>
    <meta:editing-cycles>16</meta:editing-cycles>
    <meta:generator>LibreOffice/6.1.0.3$Linux_X86_64 LibreOffice_project/10$Build-3</meta:generator>
    <meta:document-statistic meta:table-count="1" meta:image-count="3" meta:object-count="0" meta:page-count="1" meta:paragraph-count="15" meta:word-count="458" meta:character-count="3219" meta:non-whitespace-character-count="2556"/>
  </office:meta>
</office:document-meta>
</file>